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style:font-name-complex="Calibri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 office:value-type="string">
            <text:p>historische Daten</text:p>
          </table:table-cell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User möchte ich, dass die Anwendung einen mit Eingaben verstellbaren Graphen hat, damit ich einen Sensorwert über einen selbstgewählten Zeitrum vergleichen kann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 office:value-type="string">
            <text:p>Code entspricht der Definition of Done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 office:value-type="string">
            <text:p>Der Graph zeigt ausgewählte Sensordaten in einem gewählten Zeitraum Korrekt an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 office:value-type="string">
            <text:p>Mit Hilfe der Eingabe des Benutzers sollen Daten in geeigneter Form zur Verfügung gestellt werden damit der Graph sie benutzen kann.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 office:value-type="string">
            <text:p>Weiterleitung zum Graphen und dessen Einstellungen über das Bürgermenu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 office:value-type="string">
            <text:p>Die Buttons und Dropdown Menüs haben bei sich verändernden Seitenverhältnissen der Applikation eine Mindestgröße von 0,7cm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 office:value-type="string">
            <text:p>Die Beschriftung der Buttons und Dropdown Menüs haben bei sich verändernden Seitenverhältnissen der Applikation eine Mindestgröße von 0,5cm</text:p>
          </table:table-cell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 office:value-type="string">
            <text:p><text:s/>Mit Hilfe der Eingabe des Benutzers sollen Daten in geeigneter Form zur Verfügung gestellt werden damit der Graphen sie benutzen kann.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 office:value-type="string">
            <text:p>Buttons und Dropdownmenüs mit einer Mindesthöhe von 0,7cm und einer Schriftgröße von 0,5cm für die Usereinstellungen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 office:value-type="string">
            <text:p>Anfrage der Sensoren anhand der vom User eingestellten Daten an Datenbank schick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 office:value-type="string">
            <text:p>Über verschiedene Graphen informieren und die Informationen in einer Präsentation aufbereit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 office:value-type="string">
            <text:p>Präsentieren der verschiedenen Graphen und im Team abstimmen welcher implementiert wird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 office:value-type="string">
            <text:p>Darstellung des Graphen ist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 office:value-type="string">
            <text:p>Funktionalität der Graphen mit den Sensordaten der Datenbank ist implementieren</text:p>
          </table:table-cell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15:1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15:14:15.95</dc:date>
    <dc:creator>Martin Klos</dc:creator>
    <meta:generator>OpenOffice/4.1.6$Win32 OpenOffice.org_project/416m1$Build-9790</meta:generator>
    <meta:editing-duration>PT2H31M8S</meta:editing-duration>
    <meta:editing-cycles>3</meta:editing-cycles>
    <meta:document-statistic meta:table-count="1" meta:cell-count="40" meta:object-count="0"/>
  </office:meta>
</office:document-meta>
</file>